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文泉驿微米黑" fo:font-size="12pt" style:font-name-asian="文泉驿微米黑" style:font-size-asian="12pt" style:font-size-complex="12pt"/>
    </style:style>
    <style:style style:name="P2" style:family="paragraph" style:parent-style-name="Text_20_body">
      <style:text-properties style:font-name="文泉驿微米黑" fo:font-size="12pt" officeooo:paragraph-rsid="000c60f1" style:font-name-asian="文泉驿微米黑" style:font-size-asian="12pt" style:font-size-complex="12pt"/>
    </style:style>
    <style:style style:name="P3" style:family="paragraph" style:parent-style-name="Text_20_body">
      <style:text-properties style:font-name="文泉驿微米黑" fo:font-size="12pt" officeooo:paragraph-rsid="0048fa8d" style:font-name-asian="文泉驿微米黑" style:font-size-asian="12pt" style:font-size-complex="12pt"/>
    </style:style>
    <style:style style:name="P4" style:family="paragraph" style:parent-style-name="Text_20_body">
      <style:text-properties style:font-name="文泉驿微米黑" fo:font-size="12pt" officeooo:paragraph-rsid="004b97bb" style:font-name-asian="文泉驿微米黑" style:font-size-asian="12pt" style:font-size-complex="12pt"/>
    </style:style>
    <style:style style:name="P5" style:family="paragraph" style:parent-style-name="Text_20_body">
      <style:text-properties style:font-name="文泉驿微米黑" fo:font-size="12pt" officeooo:paragraph-rsid="004d978e" style:font-name-asian="文泉驿微米黑" style:font-size-asian="12pt" style:font-size-complex="12pt"/>
    </style:style>
    <style:style style:name="P6" style:family="paragraph" style:parent-style-name="Text_20_body">
      <style:text-properties style:font-name="文泉驿微米黑" fo:font-size="12pt" officeooo:paragraph-rsid="003993b4" style:font-name-asian="文泉驿微米黑" style:font-size-asian="12pt" style:font-size-complex="12pt"/>
    </style:style>
    <style:style style:name="P7" style:family="paragraph" style:parent-style-name="Text_20_body">
      <style:text-properties style:font-name="文泉驿微米黑" fo:font-size="12pt" officeooo:paragraph-rsid="005a3ffb" style:font-name-asian="文泉驿微米黑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style:font-name="文泉驿微米黑" fo:font-size="16pt" fo:font-weight="bold" officeooo:paragraph-rsid="00315839" style:font-name-asian="文泉驿微米黑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font-name="Ubuntu Medium1" fo:font-size="12pt" officeooo:paragraph-rsid="0027e6ba" style:font-name-asian="Ubuntu Medium1" style:font-size-asian="12pt" style:font-size-complex="12pt"/>
    </style:style>
    <style:style style:name="P10" style:family="paragraph" style:parent-style-name="Text_20_body">
      <style:text-properties style:font-name="Ubuntu Medium1" fo:font-size="12pt" officeooo:paragraph-rsid="002dbb09" style:font-name-asian="Ubuntu Medium1" style:font-size-asian="12pt" style:font-size-complex="12pt"/>
    </style:style>
    <style:style style:name="P11" style:family="paragraph" style:parent-style-name="Text_20_body">
      <style:text-properties style:font-name="Ubuntu Medium1" fo:font-size="12pt" officeooo:paragraph-rsid="004cb8c2" style:font-name-asian="Ubuntu Medium1" style:font-size-asian="12pt" style:font-size-complex="12pt"/>
    </style:style>
    <style:style style:name="P12" style:family="paragraph" style:parent-style-name="Text_20_body">
      <style:text-properties style:font-name="Ubuntu Medium1" fo:font-size="12pt" officeooo:paragraph-rsid="004b97bb" style:font-name-asian="Ubuntu Medium1" style:font-size-asian="12pt" style:font-size-complex="12pt"/>
    </style:style>
    <style:style style:name="P13" style:family="paragraph" style:parent-style-name="Text_20_body">
      <style:text-properties style:font-name="Ubuntu Medium1" fo:font-size="12pt" officeooo:paragraph-rsid="0046932e" style:font-name-asian="Ubuntu Medium1" style:font-size-asian="12pt" style:font-size-complex="12pt"/>
    </style:style>
    <style:style style:name="P14" style:family="paragraph" style:parent-style-name="Text_20_body">
      <style:text-properties style:font-name="Ubuntu Medium1" fo:font-size="12pt" officeooo:paragraph-rsid="00578c8d" style:font-name-asian="Ubuntu Medium1" style:font-size-asian="12pt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officeooo:rsid="00578c8d" style:language-asian="zh" style:country-asian="CN"/>
    </style:style>
    <style:style style:name="T3" style:family="text">
      <style:text-properties officeooo:rsid="004cb8c2"/>
    </style:style>
    <style:style style:name="T4" style:family="text">
      <style:text-properties officeooo:rsid="00578c8d"/>
    </style:style>
    <style:style style:name="T5" style:family="text">
      <style:text-properties style:font-name="文泉驿微米黑" fo:font-size="12pt" style:font-name-asian="文泉驿微米黑" style:font-size-asian="12pt" style:font-size-complex="12pt"/>
    </style:style>
    <style:style style:name="T6" style:family="text">
      <style:text-properties officeooo:rsid="0058d1b0"/>
    </style:style>
    <style:style style:name="T7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1<text:span text:style-name="T1">601</text:span><text:span text:style-name="T2">23</text:span>周工作总结计划</text:p>
      <text:p text:style-name="P1"/>
      <text:p text:style-name="P9">周一</text:p>
      <text:p text:style-name="P13">上午 跟进李政霏青岛送货售后处理情况(中石油杨超合、山东科技张培森)<text:line-break/>下午 跟进公司内部一体机配件采购进度、中石油曹宇光售后处理等。</text:p>
      <text:p text:style-name="P9">周二</text:p>
      <text:p text:style-name="P13">上午 跟进李政霏中石油曹宇光PC机噪音售后处理，中海洋边昌伟PC机蓝屏售后处理。<text:line-break/>下午 跟进公司内部一体机硬双kvm改造及Linux系统安装配置。</text:p>
      <text:p text:style-name="P9">周三 </text:p>
      <text:p text:style-name="P14">上午 跟进公司内部一体机硬双改造进度，目前状态缺少2固态硬盘，预计明日到，缺少1 <text:tab/> <text:s/>台PC机，预计明日部署至810后可得一PC用之改造。<text:line-break/>下午 跟进北京出差售后送货处理进度，遗留北师杨小华售后，老师表示不急且没空，暂不<text:tab/> <text:s/>处理，北理李仕鹏售后node03节点无法开机，初步判断为引导项被破坏，王松松前往<text:tab/> <text:s/>进一步查看，确定硬盘是否损坏，后续跟进处理。</text:p>
      <text:p text:style-name="P10">周四</text:p>
      <text:p text:style-name="P11">上午 跟进区域遗留售后处理进度，跟进办事处人员处理售后情况<text:span text:style-name="T4">。</text:span><text:line-break/>下午 协助王雪飞远程处理天津工业刘鹏售后，处理完后安排技术人员前往沟通，巩固客户<text:tab/> <text:s/>关系<text:span text:style-name="T3">。</text:span> </text:p>
      <text:p text:style-name="P12">周五</text:p>
      <text:p text:style-name="P12">上午 跟进华北区域遗留售后情况，跟进协助苗悦安排下周送货售后处理<text:line-break/>下午 跟进天津办事处人员技能提升，区域遗留售后清理等。</text:p>
      <text:p text:style-name="P6"/>
      <text:p text:style-name="P6"/>
      <text:p text:style-name="P1"><text:s/></text:p>
      <text:p text:style-name="P1">工作计划</text:p>
      <text:p text:style-name="P7">周一 跟进王雪飞青岛送货、售后处理(中海洋韩龙芝送货、中海洋孙建噪音大售后)。</text:p>
      <text:p text:style-name="P5">周二 跟进王雪飞青岛遗留售后处理<text:span text:style-name="T6">(中石油曹宇光噪音大售后)</text:span></text:p>
      <text:p text:style-name="P5">周三 跟进整理区域遗留售后送货及相关进展。</text:p>
      <text:p text:style-name="P4">周四 跟进天津办事处人员撤离及相关交接工作</text:p>
      <text:p text:style-name="P3">周五 跟进华北区域节前事物处理情况及节后工作计划等。</text:p>
      <text:p text:style-name="P2"/>
      <text:p text:style-name="P2"/>
      <text:p text:style-name="P1"/>
      <text:p text:style-name="P1"><text:s text:c="58"/><text:tab/><text:tab/><text:tab/> <text:s text:c="2"/><text:tab/><text:tab/><text:tab/> <text:s text:c="3"/>技术部 白劲松</text:p>
      <text:p text:style-name="P1"><text:s text:c="55"/><text:tab/><text:tab/><text:tab/><text:tab/><text:tab/> <text:s text:c="6"/>2016年01月<text:span text:style-name="T2">23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文泉驿微米黑" svg:font-family="文泉驿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文泉驿点阵正黑" style:font-family-asian="文泉驿点阵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14:57</meta:creation-date>
    <dc:date>2016-01-23T11:27:59.561409856</dc:date>
    <meta:editing-duration>PT11H19M13S</meta:editing-duration>
    <meta:editing-cycles>121</meta:editing-cycles>
    <meta:generator>LibreOffice/4.2.8.2$Linux_X86_64 LibreOffice_project/420m0$Build-2</meta:generator>
    <meta:print-date>2016-01-16T11:59:33.069682805</meta:print-date>
    <dc:creator>jinsong</dc:creator>
    <meta:printed-by>jinsong</meta:printed-by>
    <meta:document-statistic meta:table-count="0" meta:image-count="0" meta:object-count="0" meta:page-count="1" meta:paragraph-count="20" meta:word-count="575" meta:character-count="779" meta:non-whitespace-character-count="604"/>
  </office:meta>
</office:document-meta>
</file>